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Andale Mono', 'lucida console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2377e" officeooo:paragraph-rsid="0002377e"/>
    </style:style>
    <style:style style:name="P2" style:family="paragraph" style:parent-style-name="Text_20_body" style:list-style-name="L1">
      <style:text-properties officeooo:paragraph-rsid="0002377e"/>
    </style:style>
    <style:style style:name="P3" style:family="paragraph" style:parent-style-name="Preformatted_20_Text">
      <style:paragraph-properties fo:margin-top="0in" fo:margin-bottom="0.1965in" loext:contextual-spacing="false" fo:orphans="2" fo:widows="2" fo:padding-left="0.1665in" fo:padding-right="0.0626in" fo:padding-top="0.0193in" fo:padding-bottom="0.0193in" fo:border="0.06pt solid #e2e2da"/>
      <style:text-properties fo:font-variant="normal" fo:text-transform="none" fo:color="#585858" style:font-name="Menlo" fo:font-size="10.5pt" fo:letter-spacing="normal" fo:font-style="normal" fo:font-weight="normal"/>
    </style:style>
    <style:style style:name="P4" style:family="paragraph" style:parent-style-name="Preformatted_20_Text">
      <style:paragraph-properties fo:orphans="2" fo:widows="2" fo:padding-left="0.1665in" fo:padding-right="0.0626in" fo:padding-top="0.0193in" fo:padding-bottom="0.0193in" fo:border="0.06pt solid #e2e2da"/>
      <style:text-properties fo:font-variant="normal" fo:text-transform="none" fo:color="#585858" style:font-name="Menlo" fo:font-size="10.5pt" fo:letter-spacing="normal" fo:font-style="normal" fo:font-weight="normal"/>
    </style:style>
    <style:style style:name="P5" style:family="paragraph" style:parent-style-name="Preformatted_20_Text">
      <style:paragraph-properties fo:orphans="2" fo:widows="2" fo:padding-left="0.1665in" fo:padding-right="0.0626in" fo:padding-top="0.0193in" fo:padding-bottom="0.0193in" fo:border="0.06pt solid #e2e2da"/>
    </style:style>
    <style:style style:name="T1" style:family="text">
      <style:text-properties officeooo:rsid="0002377e"/>
    </style:style>
    <style:style style:name="T2" style:family="text">
      <style:text-properties fo:font-variant="normal" fo:text-transform="none" fo:color="#585858" style:font-name="Menlo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cala Class</text:p>
      <text:p text:style-name="Text_20_body"/>
      <text:list xml:id="list1019828288553510696" text:style-name="L1">
        <text:list-item>
          <text:p text:style-name="P2"><text:span text:style-name="T1">parameters in the class:</text:span></text:p>
          <text:p text:style-name="P1">The following example shows how to define var and val as member of a class, and if no var and val then it’s just passed into the class and it’s not a member of a class.</text:p>
          <text:p text:style-name="P1">This is related to the getter and scatter of scala.</text:p>
          <text:p text:style-name="P2"><text:span text:style-name="T2">// 'name' is a var</text:span></text:p>
        </text:list-item>
      </text:list>
      <text:p text:style-name="P4"><text:s text:c="7"/>class Person(var name: String)</text:p>
      <text:p text:style-name="P4"><text:s text:c="7"/>val p = new Person("Alvin Alexander")</text:p>
      <text:p text:style-name="P4"><text:s text:c="7"/>p.name <text:s text:c="44"/>// String = Alvin Alexander</text:p>
      <text:p text:style-name="P4"><text:s text:c="7"/>p.name = "Fred Flintstone" <text:s text:c="13"/>// String = Fred Flintstone</text:p>
      <text:p text:style-name="P5"/>
      <text:p text:style-name="P4"><text:s text:c="6"/>// 'name' is a val</text:p>
      <text:p text:style-name="P4"><text:s text:c="6"/>class Person(val name: String)</text:p>
      <text:p text:style-name="P4"><text:s text:c="6"/>val p = new Person("Alvin Alexander")</text:p>
      <text:p text:style-name="P4"><text:s text:c="6"/>p.name <text:s text:c="44"/>// String = Alvin Alexander</text:p>
      <text:p text:style-name="P4"><text:s text:c="6"/>p.name = "Fred Flintstone" <text:s text:c="13"/>// error: reassignment to val</text:p>
      <text:p text:style-name="P5"/>
      <text:p text:style-name="P4"><text:s text:c="6"/>// 'name' is neither var or val</text:p>
      <text:p text:style-name="P4"><text:s text:c="6"/>class Person(name: String)</text:p>
      <text:p text:style-name="P4"><text:s text:c="6"/>val p = new Person("Alvin Alexander") </text:p>
      <text:p text:style-name="P3"><text:s text:c="6"/>p.name <text:s text:c="43"/>// error: value name is not a member of Person</text:p>
      <text:list xml:id="list131326919008576" text:continue-numbering="true" text:style-name="L1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Andale Mono', 'lucida console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2:10:10.838790628</meta:creation-date>
    <dc:date>2020-04-29T12:15:44.783704736</dc:date>
    <meta:editing-duration>PT5M3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44" meta:character-count="994" meta:non-whitespace-character-count="633"/>
  </office:meta>
</office:document-meta>
</file>